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/>
    </style:style>
  </office:automatic-styles>
  <office:body>
    <office:text text:use-soft-page-breaks="true">
      <text:p text:style-name="P1">Colégio:ramos da videira</text:p>
      <text:p text:style-name="Normal">Data:20/09/2021</text:p>
      <text:p text:style-name="Normal">Aluna: jeanne vitória</text:p>
      <text:p text:style-name="Normal">Professor: Renato</text:p>
      <text:p text:style-name="Normal"/>
      <text:p text:style-name="Normal">Pesquisa sobre farol de Alexandria<text:s/></text:p>
      <text:p text:style-name="Normal"/>
      <text:p text:style-name="Normal">Farol de Alexandria (em grego: ὁ Φάρος της Ἀλεξανδρείας) foi um farol construído pelo Reino Ptolomaico entre 280 e 247 a.C. na cidade de Alexandria. Ele tinha entre 120 e 137 metros de altura e era uma das sete maravilhas do mundo antigo, sendo que por muitos séculos foi uma das estruturas mais altas no mundo. Danificado por três terremotos entre os anos de 956 e 1323, tornou-se uma ruína abandonada. Até 1480, era a terceira maravilha antiga sobrevivente (depois do Mausoléu de Halicarnasso e da Grande Pirâmide de Gizé), quando então a última de suas pedras remanescentes foi usada para construir a Cidadela de Qaitbay no mesmo local. Em 1994, os arqueólogos franceses descobriram parte dos restos do farol no Porto Oriental de Alexandria.Em 2015, o Ministério de Estado das Antiguidades do Egito planejou transformar as ruínas submersas da antiga Alexandria, incluindo as de Faros, em um museu subaquático. Em maio do mesmo ano, o Comitê Permanente do Egito para Antiguidades anunciou,“O farol foi gravemente danificado por um terremoto de 956 e novamente em 1303 e 1323. Finalmente o restante da estrutura desapareceu em 1480, quando o então Sultão do Egito, Qaitbay, construiu uma fortaleza medieval na plataforma do local do farol usando algumas das pedras caídas</text:p>
      <text:p text:style-name="Normal"/>
      <text:p text:style-name="Normal"><text:s/>Localização geografica :</text:p>
      <text:p text:style-name="Normal">Ilha de Faros, Alexandria</text:p>
      <text:p text:style-name="Normal">Reino Ptolomaico</text:p>
      <text:p text:style-name="Normal"/>
      <text:p text:style-name="Normal">Fontes= .portalsaofrancisco.com.br/historia-geral/farol-de-alexandria/amp</text:p>
      <text:p text:style-name="Normal"/>
      <text:p text:style-name="Normal">2-https://www.infoescola.com/grecia-antiga/farol-de-alexandria/</text:p>
      <text:p text:style-name="Normal"/>
      <text:p text:style-name="Normal">3-https://marsemfim.com.br/o-farol-de-alexandria/</text:p>
      <text:p text:style-name="Normal"><text:s/></text:p>
      <text:p text:style-name="Normal">4-https://pt.m.wikipedia.org/wiki/Farol_de_Alexandria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Yu Mincho" svg:font-family="Yu Mincho" style:font-family-generic="roman" style:font-pitch="variable" svg:panose-1="2 2 4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Yu Gothic Light" svg:font-family="Yu Gothic Light" style:font-family-generic="swiss" style:font-pitch="variable" svg:panose-1="2 11 3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Yu Mincho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Usuário Convidado</meta:initial-creator>
    <dc:creator>Usuário Convidado</dc:creator>
    <meta:creation-date>2021-09-20T11:58:00Z</meta:creation-date>
    <dc:date>2021-09-20T11:58:00Z</dc:date>
    <meta:template xlink:href="Normal.dotm" xlink:type="simple"/>
    <meta:editing-cycles>2</meta:editing-cycles>
    <meta:editing-duration>PT60S</meta:editing-duration>
    <meta:document-statistic meta:page-count="1" meta:paragraph-count="3" meta:word-count="255" meta:character-count="1706" meta:row-count="12" meta:non-whitespace-character-count="1454"/>
  </office:meta>
</office:document-meta>
</file>